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5.2135416666667cm"/>
    </style:style>
    <style:style style:name="co3" style:family="table-column">
      <style:table-column-properties fo:break-before="auto" style:column-width="18.018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Аркуш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equierment</text:p>
          </table:table-cell>
          <table:table-cell office:value-type="string" table:style-name="ce1">
            <text:p>Sql query (MSSQL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1. Виведіть всю інформацію про користувача з ID = 7.</text:p>
          </table:table-cell>
          <table:table-cell office:value-type="string" table:style-name="ce1">
            <text:p>SELECT * FROM users WHERE id=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2. Виведіть FirstName та LastName всіх користувачів з міста Київ.</text:p>
          </table:table-cell>
          <table:table-cell office:value-type="string" table:style-name="ce1">
            <text:p>SELECT firstname, lastname FROM users WHERE address='Kyiv'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3. Обчисліть кількість користувачів зі статусом Active.</text:p>
          </table:table-cell>
          <table:table-cell office:value-type="string" table:style-name="ce1">
            <text:p>SELECT count(id) FROM users WHERE status='active'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4. Виведіть Name, Description і Price товарів, в яких Price &lt; 200 та відсортуйте по назві</text:p>
          </table:table-cell>
          <table:table-cell office:value-type="string" table:style-name="ce1">
            <text:p>SELECT name, description, price FROM products WHERE price&lt;200 ORDER BY name ASC;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<text:s text:c="5"/>по зростанню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5. Виведіть всі замовлення в яких OrderDate знаходиться в діапазоні від '2020-04-20'</text:p>
          </table:table-cell>
          <table:table-cell office:value-type="string" table:style-name="ce1">
            <text:p>SELECT * FROM orders WHERE orderDate BETWEEN '2020-04-20' AND '2020-05-30' ORDER BY 'OrderDate' DESC;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<text:s text:c="4"/>до '2020-05-30' і відсортуйте OrderDate по спаданню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6. Виведіть всіх користувачів з міста Київ і зі статусом Active.</text:p>
          </table:table-cell>
          <table:table-cell office:value-type="string" table:style-name="ce1">
            <text:p>SELECT * FROM users WHERE address='Kyiv' and status='Active'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7. Виведіть всіх користувачів з міста Київ, Харків або Полтава.</text:p>
          </table:table-cell>
          <table:table-cell office:value-type="string" table:style-name="ce1">
            <text:p>SELECT * FROM users WHERE address IN('Kyiv', 'Kharkiv', 'Poltava'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8. Виведіть Address та кількість користувачів з кожного міста.<text:s/></text:p>
          </table:table-cell>
          <table:table-cell office:value-type="string" table:style-name="ce1">
            <text:p>SELECT address, COUNT(id) FROM users GROUP BY addres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9. Виведіть FirstName, LastName та OrderDate для користувачів, які зробили</text:p>
          </table:table-cell>
          <table:table-cell office:value-type="string" table:style-name="ce1">
            <text:p>SELECT firstname, lastname, orderdate FROM users LEFT JOIN orders ON users.id=orders.userid WHERE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<text:s text:c="4"/>замовлення після '2020-05-30'</text:p>
          </table:table-cell>
          <table:table-cell office:value-type="string" table:style-name="ce1">
            <text:p>orderDate&gt;='2020-05-31 00:00:00';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11. Змініть назву міста Київ на Ужгород в таблиці Users.</text:p>
          </table:table-cell>
          <table:table-cell office:value-type="string" table:style-name="ce1">
            <text:p>UPDATE users SET address='Uzhgorod' WHERE address='Kyiv';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12. Додайте одне нове замовлення в таблицю Orders.</text:p>
          </table:table-cell>
          <table:table-cell office:value-type="string" table:style-name="ce3">
            <text:p>INSERT INTO orders VALUES ((SELECT TOP 1 id FROM orders ORDER BY id DESC)+1,(SELECT TOP 1 id FROM<text:s/>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3">
            <text:p>users WHERE address='Poltava'), (SELECT TOP 1 id FROM products), CAST(GETDATE() as smalldatetime));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13. Видаліть одне замовлення з таблиці Orders.</text:p>
          </table:table-cell>
          <table:table-cell office:value-type="string" table:style-name="ce1">
            <text:p>DELETE FROM orders WHERE id=(SELECT TOP 1 id FROM orders ORDER BY orderdate);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table:number-columns-spanned="1" table:number-rows-spanned="2" table:style-name="ce2"/>
          <table:table-cell table:number-columns-repeated="16381"/>
        </table:table-row>
        <table:table-row table:style-name="ro1">
          <table:table-cell/>
          <table:table-cell table:style-name="ce1"/>
          <table:covered-table-cell/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Аркуш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Аркуш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Анна</meta:initial-creator>
    <dc:creator>Анна</dc:creator>
    <meta:creation-date>2022-05-19T08:40:38Z</meta:creation-date>
    <dc:date>2022-05-19T10:26:53Z</dc:date>
  </office:meta>
</office:document-meta>
</file>